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b3b3b3" draw:textarea-horizontal-align="justify" draw:textarea-vertical-align="middle" draw:auto-grow-height="false" fo:min-height="0cm" fo:min-width="0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fill="solid" draw:fill-color="#b3b3b3"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b3b3b3"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cm" svg:height="0.5cm" svg:x="4.526cm" svg:y="7.178cm">
          <text:p text:style-name="P3"/>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3cm" svg:height="0.5cm" svg:x="4.526cm" svg:y="7.178cm">
          <text:p text:style-name="P3"/>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4cm" svg:height="3.5cm" svg:x="1.526cm" svg:y="5.678cm">
          <text:p text:style-name="P2">Interne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3" draw:text-style-name="P1" draw:layer="layout" svg:width="2.5cm" svg:height="4cm" svg:x="7.526cm" svg:y="5.178cm">
          <text:p text:style-name="P2">Queues</text:p>
        </draw:rect>
        <draw:rect draw:style-name="gr3" draw:text-style-name="P1" draw:layer="layout" svg:width="4.5cm" svg:height="1.5cm" svg:x="12.026cm" svg:y="6.678cm">
          <text:p text:style-name="P2">Resource</text:p>
          <text:p text:style-name="P2">Repository</text:p>
        </draw:rect>
        <draw:circle draw:style-name="gr3" draw:text-style-name="P1" draw:layer="layout" svg:width="3.5cm" svg:height="3.5cm" svg:x="12.526cm" svg:y="10.678cm">
          <text:p text:style-name="P2">Main Loop/</text:p>
          <text:p text:style-name="P2">Parser</text:p>
        </draw:circle>
        <draw:rect draw:style-name="gr3" draw:text-style-name="P1" draw:layer="layout" svg:width="5cm" svg:height="2.5cm" svg:x="4.526cm" svg:y="11.178cm">
          <text:p text:style-name="P2">Parsed </text:p>
          <text:p text:style-name="P2">Page Data</text:p>
        </draw:rect>
        <draw:rect draw:style-name="gr3" draw:text-style-name="P1" draw:layer="layout" svg:width="5cm" svg:height="2cm" svg:x="4.526cm" svg:y="15.178cm">
          <text:p text:style-name="P2">Database report</text:p>
          <text:p text:style-name="P2">generators</text:p>
        </draw:rect>
        <draw:custom-shape draw:style-name="gr1" draw:text-style-name="P1" draw:layer="layout" svg:width="2cm" svg:height="0.5cm" svg:x="10.026cm" svg:y="7.178cm">
          <text:p text:style-name="P3"/>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0.5cm" svg:height="2.5cm" svg:x="14.026cm" svg:y="8.178cm">
          <text:p text:style-name="P3"/>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 draw:text-style-name="P1" draw:layer="layout" svg:x1="13.026cm" svg:y1="11.178cm" svg:x2="10.026cm" svg:y2="8.678cm">
          <text:p text:style-name="P3"/>
        </draw:line>
        <draw:frame draw:style-name="gr5" draw:text-style-name="P4" draw:layer="layout" svg:width="3.034cm" svg:height="0.725cm" svg:x="9.526cm" svg:y="9.178cm">
          <draw:text-box>
            <text:p text:style-name="P3"><text:span text:style-name="T1">Add to queue</text:span></text:p>
          </draw:text-box>
        </draw:frame>
        <draw:rect draw:style-name="gr3" draw:text-style-name="P1" draw:layer="layout" svg:width="2.5cm" svg:height="3cm" svg:x="17.026cm" svg:y="11.178cm">
          <text:p text:style-name="P2">Utils</text:p>
        </draw:rect>
        <draw:custom-shape draw:style-name="gr1" draw:text-style-name="P1" draw:layer="layout" svg:width="3cm" svg:height="0.5cm" svg:x="9.526cm" svg:y="12.178cm">
          <text:p text:style-name="P3"/>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0.5cm" svg:height="1.5cm" svg:x="6.526cm" svg:y="13.678cm">
          <text:p text:style-name="P3"/>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5" draw:layer="layout" svg:width="5cm" svg:height="1cm" svg:x="9.526cm" svg:y="15.678cm">
          <text:p text:style-name="P2"><text:span text:style-name="T1">To database serv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4.657cm" fo:margin-bottom="11.602cm" fo:margin-left="1.136cm" fo:margin-right="1.149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initial-creator>Martin Lütken</meta:initial-creator>
    <meta:creation-date>2007-10-20T15:44:07</meta:creation-date>
    <dc:creator>Martin Lütken</dc:creator>
    <dc:date>2007-10-20T16:04:38</dc:date>
    <dc:language>en-US</dc:language>
    <meta:editing-cycles>6</meta:editing-cycles>
    <meta:editing-duration>PT20M18S</meta:editing-duration>
    <meta:user-defined meta:name="Info 1"/>
    <meta:user-defined meta:name="Info 2"/>
    <meta:user-defined meta:name="Info 3"/>
    <meta:user-defined meta:name="Info 4"/>
    <meta:document-statistic meta:object-count="16"/>
  </office:meta>
</office:document-meta>
</file>